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6f8" officeooo:paragraph-rsid="0007a6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this task which is the second part of the first part for task 3 as we did in part 1-1 we need to upload the docker image that we created for the .JAR SpreingBoot application we will create a Docker Compose to pull 2 images from docker hub and run them localy on any port we want, usualy port 8080 or 8081 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9:03:09.722192506</meta:creation-date>
    <dc:date>2024-01-06T19:06:46.788445721</dc:date>
    <meta:editing-duration>PT3M38S</meta:editing-duration>
    <meta:editing-cycles>1</meta:editing-cycles>
    <meta:document-statistic meta:table-count="0" meta:image-count="0" meta:object-count="0" meta:page-count="1" meta:paragraph-count="1" meta:word-count="64" meta:character-count="309" meta:non-whitespace-character-count="246"/>
    <meta:generator>LibreOffice/7.3.7.2$Linux_X86_64 LibreOffice_project/30$Build-2</meta:generator>
  </office:meta>
</office:document-meta>
</file>